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178" officeooo:paragraph-rsid="0011a178"/>
    </style:style>
    <style:style style:name="P2" style:family="paragraph" style:parent-style-name="Standard">
      <style:text-properties officeooo:paragraph-rsid="0011a178"/>
    </style:style>
    <style:style style:name="T1" style:family="text">
      <style:text-properties officeooo:rsid="0011a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poultry farm owner feeds 3-type of meals to his chickens – Type A, B, C.</text:p>
      <text:p text:style-name="P1">Each meals contains 3 type of ingredients (I1, I2, I3) which are essential for growth of chickens.</text:p>
      <text:p text:style-name="P1">Type A meal contains 3 units of I1, 2 units of I2 and 2 units of I3</text:p>
      <text:p text:style-name="P2"><text:span text:style-name="T1">Type B meal contains 5 units of I1, 1 units of I2 and 3 units of I3</text:span></text:p>
      <text:p text:style-name="P2"><text:span text:style-name="T1">Type C meal contains 2 units of I1, 3 units of I2 and 4 units of I3</text:span></text:p>
      <text:p text:style-name="P2"><text:span text:style-name="T1">each chicken needs at most 15 units of I1, 12 units of I2 and At least 10 units of I3 for well nourished growth. The chicken gains 20gram <text:s/>with each meal of type A, 10gram <text:s/>with each meal of type B, 15gram <text:s/>with each meal of type C. To maximize weight of chicken how much units of each meal should the farm owner feed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22:10:24.505475493</meta:creation-date>
    <dc:date>2020-11-08T23:19:29.679725739</dc:date>
    <meta:editing-duration>PT58M24S</meta:editing-duration>
    <meta:editing-cycles>1</meta:editing-cycles>
    <meta:document-statistic meta:table-count="0" meta:image-count="0" meta:object-count="0" meta:page-count="1" meta:paragraph-count="6" meta:word-count="148" meta:character-count="696" meta:non-whitespace-character-count="550"/>
    <meta:generator>LibreOffice/6.4.7.2$Linux_X86_64 LibreOffice_project/40$Build-2</meta:generator>
  </office:meta>
</office:document-meta>
</file>